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色相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5YR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10Y</text:p>
          </table:table-cell>
          <table:table-cell office:value-type="string" calcext:value-type="string">
            <text:p>5GY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5BG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PB</text:p>
          </table:table-cell>
          <table:table-cell office:value-type="string" calcext:value-type="string">
            <text:p>10PB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5RP</text:p>
          </table:table-cell>
          <table:table-cell/>
        </table:table-row>
        <table:table-row table:style-name="ro1">
          <table:table-cell office:value-type="string" calcext:value-type="string">
            <text:p>彩度Max時明度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←完全に頂点を選ぶと明度の上や下に色を取れなくなるので、そこそこ明度が真ん中になるように最大の彩度を選ぶ</text:p>
          </table:table-cell>
        </table:table-row>
        <table:table-row table:style-name="ro2">
          <table:table-cell office:value-type="string" calcext:value-type="string">
            <text:p>指定彩度Max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明度下半分点</text:p>
          </table:table-cell>
          <table:table-cell table:formula="of:=[.B2]-ROUND(([.B$2]-2)/2)" office:value-type="float" office:value="3" calcext:value-type="float">
            <text:p>3</text:p>
          </table:table-cell>
          <table:table-cell table:formula="of:=[.C2]-ROUND(([.C$2]-2)/2)" office:value-type="float" office:value="4" calcext:value-type="float">
            <text:p>4</text:p>
          </table:table-cell>
          <table:table-cell table:formula="of:=[.D2]-ROUND(([.D$2]-2)/2)" office:value-type="float" office:value="4" calcext:value-type="float">
            <text:p>4</text:p>
          </table:table-cell>
          <table:table-cell table:formula="of:=[.E2]-ROUND(([.E$2]-2)/2)" office:value-type="float" office:value="4" calcext:value-type="float">
            <text:p>4</text:p>
          </table:table-cell>
          <table:table-cell table:formula="of:=[.F2]-ROUND(([.F$2]-2)/2)" office:value-type="float" office:value="4" calcext:value-type="float">
            <text:p>4</text:p>
          </table:table-cell>
          <table:table-cell table:formula="of:=[.G2]-ROUND(([.G$2]-2)/2)" office:value-type="float" office:value="4" calcext:value-type="float">
            <text:p>4</text:p>
          </table:table-cell>
          <table:table-cell table:formula="of:=[.H2]-ROUND(([.H$2]-2)/2)" office:value-type="float" office:value="4" calcext:value-type="float">
            <text:p>4</text:p>
          </table:table-cell>
          <table:table-cell table:formula="of:=[.I2]-ROUND(([.I$2]-2)/2)" office:value-type="float" office:value="4" calcext:value-type="float">
            <text:p>4</text:p>
          </table:table-cell>
          <table:table-cell table:formula="of:=[.J2]-ROUND(([.J$2]-2)/2)" office:value-type="float" office:value="3" calcext:value-type="float">
            <text:p>3</text:p>
          </table:table-cell>
          <table:table-cell table:formula="of:=[.K2]-ROUND(([.K$2]-2)/2)" office:value-type="float" office:value="2" calcext:value-type="float">
            <text:p>2</text:p>
          </table:table-cell>
          <table:table-cell table:formula="of:=[.L2]-ROUND(([.L$2]-2)/2)" office:value-type="float" office:value="3" calcext:value-type="float">
            <text:p>3</text:p>
          </table:table-cell>
          <table:table-cell table:formula="of:=[.M2]-ROUND(([.M$2]-2)/2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明度上半分点</text:p>
          </table:table-cell>
          <table:table-cell table:formula="of:=[.B2]+ROUND((9-[.B$2])/2)" office:value-type="float" office:value="7" calcext:value-type="float">
            <text:p>7</text:p>
          </table:table-cell>
          <table:table-cell table:formula="of:=[.C2]+ROUND((9-[.C$2])/2)" office:value-type="float" office:value="8" calcext:value-type="float">
            <text:p>8</text:p>
          </table:table-cell>
          <table:table-cell table:formula="of:=[.D2]+ROUND((9-[.D$2])/2)" office:value-type="float" office:value="8" calcext:value-type="float">
            <text:p>8</text:p>
          </table:table-cell>
          <table:table-cell table:formula="of:=[.E2]+ROUND((9-[.E$2])/2)" office:value-type="float" office:value="8" calcext:value-type="float">
            <text:p>8</text:p>
          </table:table-cell>
          <table:table-cell table:formula="of:=[.F2]+ROUND((9-[.F$2])/2)" office:value-type="float" office:value="8" calcext:value-type="float">
            <text:p>8</text:p>
          </table:table-cell>
          <table:table-cell table:formula="of:=[.G2]+ROUND((9-[.G$2])/2)" office:value-type="float" office:value="8" calcext:value-type="float">
            <text:p>8</text:p>
          </table:table-cell>
          <table:table-cell table:formula="of:=[.H2]+ROUND((9-[.H$2])/2)" office:value-type="float" office:value="8" calcext:value-type="float">
            <text:p>8</text:p>
          </table:table-cell>
          <table:table-cell table:formula="of:=[.I2]+ROUND((9-[.I$2])/2)" office:value-type="float" office:value="8" calcext:value-type="float">
            <text:p>8</text:p>
          </table:table-cell>
          <table:table-cell table:formula="of:=[.J2]+ROUND((9-[.J$2])/2)" office:value-type="float" office:value="7" calcext:value-type="float">
            <text:p>7</text:p>
          </table:table-cell>
          <table:table-cell table:formula="of:=[.K2]+ROUND((9-[.K$2])/2)" office:value-type="float" office:value="6" calcext:value-type="float">
            <text:p>6</text:p>
          </table:table-cell>
          <table:table-cell table:formula="of:=[.L2]+ROUND((9-[.L$2])/2)" office:value-type="float" office:value="7" calcext:value-type="float">
            <text:p>7</text:p>
          </table:table-cell>
          <table:table-cell table:formula="of:=[.M2]+ROUND((9-[.M$2])/2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彩度単位</text:p>
          </table:table-cell>
          <table:table-cell table:formula="of:=([.B3]-3)/3" office:value-type="float" office:value="5" calcext:value-type="float">
            <text:p>5</text:p>
          </table:table-cell>
          <table:table-cell table:formula="of:=([.C3]-3)/3" office:value-type="float" office:value="3" calcext:value-type="float">
            <text:p>3</text:p>
          </table:table-cell>
          <table:table-cell table:formula="of:=([.D3]-3)/3" office:value-type="float" office:value="2.33333333333333" calcext:value-type="float">
            <text:p>2.3333333333</text:p>
          </table:table-cell>
          <table:table-cell table:formula="of:=([.E3]-3)/3" office:value-type="float" office:value="1.66666666666667" calcext:value-type="float">
            <text:p>1.6666666667</text:p>
          </table:table-cell>
          <table:table-cell table:formula="of:=([.F3]-3)/3" office:value-type="float" office:value="2.33333333333333" calcext:value-type="float">
            <text:p>2.3333333333</text:p>
          </table:table-cell>
          <table:table-cell table:formula="of:=([.G3]-3)/3" office:value-type="float" office:value="2.33333333333333" calcext:value-type="float">
            <text:p>2.3333333333</text:p>
          </table:table-cell>
          <table:table-cell table:formula="of:=([.H3]-3)/3" office:value-type="float" office:value="1.66666666666667" calcext:value-type="float">
            <text:p>1.6666666667</text:p>
          </table:table-cell>
          <table:table-cell table:formula="of:=([.I3]-3)/3" office:value-type="float" office:value="2.33333333333333" calcext:value-type="float">
            <text:p>2.3333333333</text:p>
          </table:table-cell>
          <table:table-cell table:formula="of:=([.J3]-3)/3" office:value-type="float" office:value="3.66666666666667" calcext:value-type="float">
            <text:p>3.6666666667</text:p>
          </table:table-cell>
          <table:table-cell table:formula="of:=([.K3]-3)/3" office:value-type="float" office:value="5" calcext:value-type="float">
            <text:p>5</text:p>
          </table:table-cell>
          <table:table-cell table:formula="of:=([.L3]-3)/3" office:value-type="float" office:value="5" calcext:value-type="float">
            <text:p>5</text:p>
          </table:table-cell>
          <table:table-cell table:formula="of:=([.M3]-3)/3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彩度1/3点</text:p>
          </table:table-cell>
          <table:table-cell table:formula="of:=3+ROUND([.B8])" office:value-type="float" office:value="8" calcext:value-type="float">
            <text:p>8</text:p>
          </table:table-cell>
          <table:table-cell table:formula="of:=3+ROUND([.C8])" office:value-type="float" office:value="6" calcext:value-type="float">
            <text:p>6</text:p>
          </table:table-cell>
          <table:table-cell table:formula="of:=3+ROUND([.D8])" office:value-type="float" office:value="5" calcext:value-type="float">
            <text:p>5</text:p>
          </table:table-cell>
          <table:table-cell table:formula="of:=3+ROUND([.E8])" office:value-type="float" office:value="5" calcext:value-type="float">
            <text:p>5</text:p>
          </table:table-cell>
          <table:table-cell table:formula="of:=3+ROUND([.F8])" office:value-type="float" office:value="5" calcext:value-type="float">
            <text:p>5</text:p>
          </table:table-cell>
          <table:table-cell table:formula="of:=3+ROUND([.G8])" office:value-type="float" office:value="5" calcext:value-type="float">
            <text:p>5</text:p>
          </table:table-cell>
          <table:table-cell table:formula="of:=3+ROUND([.H8])" office:value-type="float" office:value="5" calcext:value-type="float">
            <text:p>5</text:p>
          </table:table-cell>
          <table:table-cell table:formula="of:=3+ROUND([.I8])" office:value-type="float" office:value="5" calcext:value-type="float">
            <text:p>5</text:p>
          </table:table-cell>
          <table:table-cell table:formula="of:=3+ROUND([.J8])" office:value-type="float" office:value="7" calcext:value-type="float">
            <text:p>7</text:p>
          </table:table-cell>
          <table:table-cell table:formula="of:=3+ROUND([.K8])" office:value-type="float" office:value="8" calcext:value-type="float">
            <text:p>8</text:p>
          </table:table-cell>
          <table:table-cell table:formula="of:=3+ROUND([.L8])" office:value-type="float" office:value="8" calcext:value-type="float">
            <text:p>8</text:p>
          </table:table-cell>
          <table:table-cell table:formula="of:=3+ROUND([.M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彩度2/3点</text:p>
          </table:table-cell>
          <table:table-cell table:formula="of:=3+ROUND([.B8]*2)" office:value-type="float" office:value="13" calcext:value-type="float">
            <text:p>13</text:p>
          </table:table-cell>
          <table:table-cell table:formula="of:=3+ROUND([.C8]*2)" office:value-type="float" office:value="9" calcext:value-type="float">
            <text:p>9</text:p>
          </table:table-cell>
          <table:table-cell table:formula="of:=3+ROUND([.D8]*2)" office:value-type="float" office:value="8" calcext:value-type="float">
            <text:p>8</text:p>
          </table:table-cell>
          <table:table-cell table:formula="of:=3+ROUND([.E8]*2)" office:value-type="float" office:value="6" calcext:value-type="float">
            <text:p>6</text:p>
          </table:table-cell>
          <table:table-cell table:formula="of:=3+ROUND([.F8]*2)" office:value-type="float" office:value="8" calcext:value-type="float">
            <text:p>8</text:p>
          </table:table-cell>
          <table:table-cell table:formula="of:=3+ROUND([.G8]*2)" office:value-type="float" office:value="8" calcext:value-type="float">
            <text:p>8</text:p>
          </table:table-cell>
          <table:table-cell table:formula="of:=3+ROUND([.H8]*2)" office:value-type="float" office:value="6" calcext:value-type="float">
            <text:p>6</text:p>
          </table:table-cell>
          <table:table-cell table:formula="of:=3+ROUND([.I8]*2)" office:value-type="float" office:value="8" calcext:value-type="float">
            <text:p>8</text:p>
          </table:table-cell>
          <table:table-cell table:formula="of:=3+ROUND([.J8]*2)" office:value-type="float" office:value="10" calcext:value-type="float">
            <text:p>10</text:p>
          </table:table-cell>
          <table:table-cell table:formula="of:=3+ROUND([.K8]*2)" office:value-type="float" office:value="13" calcext:value-type="float">
            <text:p>13</text:p>
          </table:table-cell>
          <table:table-cell table:formula="of:=3+ROUND([.L8]*2)" office:value-type="float" office:value="13" calcext:value-type="float">
            <text:p>13</text:p>
          </table:table-cell>
          <table:table-cell table:formula="of:=3+ROUND([.M8]*2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 9</text:p>
          </table:table-cell>
          <table:table-cell office:value-type="string" calcext:value-type="string">
            <text:p>N 8.5</text:p>
          </table:table-cell>
          <table:table-cell office:value-type="string" calcext:value-type="string">
            <text:p>N 8</text:p>
          </table:table-cell>
          <table:table-cell office:value-type="string" calcext:value-type="string">
            <text:p>N 7</text:p>
          </table:table-cell>
          <table:table-cell office:value-type="string" calcext:value-type="string">
            <text:p>N 6</text:p>
          </table:table-cell>
          <table:table-cell office:value-type="string" calcext:value-type="string">
            <text:p>N 5</text:p>
          </table:table-cell>
          <table:table-cell office:value-type="string" calcext:value-type="string">
            <text:p>N 4</text:p>
          </table:table-cell>
          <table:table-cell office:value-type="string" calcext:value-type="string">
            <text:p>N 3</text:p>
          </table:table-cell>
          <table:table-cell office:value-type="string" calcext:value-type="string">
            <text:p>N 2</text:p>
          </table:table-cell>
          <table:table-cell office:value-type="string" calcext:value-type="string">
            <text:p>N 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←一番上は無彩色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] &amp; &quot; 9/3&quot;" office:value-type="string" office:string-value="5R 9/3" calcext:value-type="string">
            <text:p>5R 9/3</text:p>
          </table:table-cell>
          <table:table-cell table:formula="of:=[.C$1] &amp; &quot; 9/3&quot;" office:value-type="string" office:string-value="5YR 9/3" calcext:value-type="string">
            <text:p>5YR 9/3</text:p>
          </table:table-cell>
          <table:table-cell table:formula="of:=[.D$1] &amp; &quot; 9/3&quot;" office:value-type="string" office:string-value="5Y 9/3" calcext:value-type="string">
            <text:p>5Y 9/3</text:p>
          </table:table-cell>
          <table:table-cell table:formula="of:=[.E$1] &amp; &quot; 9/3&quot;" office:value-type="string" office:string-value="10Y 9/3" calcext:value-type="string">
            <text:p>10Y 9/3</text:p>
          </table:table-cell>
          <table:table-cell table:formula="of:=[.F$1] &amp; &quot; 9/3&quot;" office:value-type="string" office:string-value="5GY 9/3" calcext:value-type="string">
            <text:p>5GY 9/3</text:p>
          </table:table-cell>
          <table:table-cell table:formula="of:=[.G$1] &amp; &quot; 9/3&quot;" office:value-type="string" office:string-value="5G 9/3" calcext:value-type="string">
            <text:p>5G 9/3</text:p>
          </table:table-cell>
          <table:table-cell table:formula="of:=[.H$1] &amp; &quot; 9/3&quot;" office:value-type="string" office:string-value="5BG 9/3" calcext:value-type="string">
            <text:p>5BG 9/3</text:p>
          </table:table-cell>
          <table:table-cell table:formula="of:=[.I$1] &amp; &quot; 9/3&quot;" office:value-type="string" office:string-value="5B 9/3" calcext:value-type="string">
            <text:p>5B 9/3</text:p>
          </table:table-cell>
          <table:table-cell table:formula="of:=[.J$1] &amp; &quot; 9/3&quot;" office:value-type="string" office:string-value="5PB 9/3" calcext:value-type="string">
            <text:p>5PB 9/3</text:p>
          </table:table-cell>
          <table:table-cell table:formula="of:=[.K$1] &amp; &quot; 9/3&quot;" office:value-type="string" office:string-value="10PB 9/3" calcext:value-type="string">
            <text:p>10PB 9/3</text:p>
          </table:table-cell>
          <table:table-cell table:formula="of:=[.L$1] &amp; &quot; 9/3&quot;" office:value-type="string" office:string-value="5P 9/3" calcext:value-type="string">
            <text:p>5P 9/3</text:p>
          </table:table-cell>
          <table:table-cell table:formula="of:=[.M$1] &amp; &quot; 9/3&quot;" office:value-type="string" office:string-value="5RP 9/3" calcext:value-type="string">
            <text:p>5RP 9/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] &amp; &quot; &quot; &amp; [.B$6] &amp; &quot;/&quot; &amp; [.B$9]" office:value-type="string" office:string-value="5R 7/8" calcext:value-type="string">
            <text:p>5R 7/8</text:p>
          </table:table-cell>
          <table:table-cell table:formula="of:=[.C$1] &amp; &quot; &quot; &amp; [.C$6] &amp; &quot;/&quot; &amp; [.C$9]" office:value-type="string" office:string-value="5YR 8/6" calcext:value-type="string">
            <text:p>5YR 8/6</text:p>
          </table:table-cell>
          <table:table-cell table:formula="of:=[.D$1] &amp; &quot; &quot; &amp; [.D$6] &amp; &quot;/&quot; &amp; [.D$9]" office:value-type="string" office:string-value="5Y 8/5" calcext:value-type="string">
            <text:p>5Y 8/5</text:p>
          </table:table-cell>
          <table:table-cell table:formula="of:=[.E$1] &amp; &quot; &quot; &amp; [.E$6] &amp; &quot;/&quot; &amp; [.E$9]" office:value-type="string" office:string-value="10Y 8/5" calcext:value-type="string">
            <text:p>10Y 8/5</text:p>
          </table:table-cell>
          <table:table-cell table:formula="of:=[.F$1] &amp; &quot; &quot; &amp; [.F$6] &amp; &quot;/&quot; &amp; [.F$9]" office:value-type="string" office:string-value="5GY 8/5" calcext:value-type="string">
            <text:p>5GY 8/5</text:p>
          </table:table-cell>
          <table:table-cell table:formula="of:=[.G$1] &amp; &quot; &quot; &amp; [.G$6] &amp; &quot;/&quot; &amp; [.G$9]" office:value-type="string" office:string-value="5G 8/5" calcext:value-type="string">
            <text:p>5G 8/5</text:p>
          </table:table-cell>
          <table:table-cell table:formula="of:=[.H$1] &amp; &quot; &quot; &amp; [.H$6] &amp; &quot;/&quot; &amp; [.H$9]" office:value-type="string" office:string-value="5BG 8/5" calcext:value-type="string">
            <text:p>5BG 8/5</text:p>
          </table:table-cell>
          <table:table-cell table:formula="of:=[.I$1] &amp; &quot; &quot; &amp; [.I$6] &amp; &quot;/&quot; &amp; [.I$9]" office:value-type="string" office:string-value="5B 8/5" calcext:value-type="string">
            <text:p>5B 8/5</text:p>
          </table:table-cell>
          <table:table-cell table:formula="of:=[.J$1] &amp; &quot; &quot; &amp; [.J$6] &amp; &quot;/&quot; &amp; [.J$9]" office:value-type="string" office:string-value="5PB 7/7" calcext:value-type="string">
            <text:p>5PB 7/7</text:p>
          </table:table-cell>
          <table:table-cell table:formula="of:=[.K$1] &amp; &quot; &quot; &amp; [.K$6] &amp; &quot;/&quot; &amp; [.K$9]" office:value-type="string" office:string-value="10PB 6/8" calcext:value-type="string">
            <text:p>10PB 6/8</text:p>
          </table:table-cell>
          <table:table-cell table:formula="of:=[.L$1] &amp; &quot; &quot; &amp; [.L$6] &amp; &quot;/&quot; &amp; [.L$9]" office:value-type="string" office:string-value="5P 7/8" calcext:value-type="string">
            <text:p>5P 7/8</text:p>
          </table:table-cell>
          <table:table-cell table:formula="of:=[.M$1] &amp; &quot; &quot; &amp; [.M$6] &amp; &quot;/&quot; &amp; [.M$9]" office:value-type="string" office:string-value="5RP 7/8" calcext:value-type="string">
            <text:p>5RP 7/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1] &amp; &quot; &quot; &amp; [.B$6] &amp; &quot;/&quot; &amp; [.B$10]" office:value-type="string" office:string-value="5R 7/13" calcext:value-type="string">
            <text:p>5R 7/13</text:p>
          </table:table-cell>
          <table:table-cell table:formula="of:=[.C$1] &amp; &quot; &quot; &amp; [.C$6] &amp; &quot;/&quot; &amp; [.C$10]" office:value-type="string" office:string-value="5YR 8/9" calcext:value-type="string">
            <text:p>5YR 8/9</text:p>
          </table:table-cell>
          <table:table-cell table:formula="of:=[.D$1] &amp; &quot; &quot; &amp; [.D$6] &amp; &quot;/&quot; &amp; [.D$10]" office:value-type="string" office:string-value="5Y 8/8" calcext:value-type="string">
            <text:p>5Y 8/8</text:p>
          </table:table-cell>
          <table:table-cell table:formula="of:=[.E$1] &amp; &quot; &quot; &amp; [.E$6] &amp; &quot;/&quot; &amp; [.E$10]" office:value-type="string" office:string-value="10Y 8/6" calcext:value-type="string">
            <text:p>10Y 8/6</text:p>
          </table:table-cell>
          <table:table-cell table:formula="of:=[.F$1] &amp; &quot; &quot; &amp; [.F$6] &amp; &quot;/&quot; &amp; [.F$10]" office:value-type="string" office:string-value="5GY 8/8" calcext:value-type="string">
            <text:p>5GY 8/8</text:p>
          </table:table-cell>
          <table:table-cell table:formula="of:=[.G$1] &amp; &quot; &quot; &amp; [.G$6] &amp; &quot;/&quot; &amp; [.G$10]" office:value-type="string" office:string-value="5G 8/8" calcext:value-type="string">
            <text:p>5G 8/8</text:p>
          </table:table-cell>
          <table:table-cell table:formula="of:=[.H$1] &amp; &quot; &quot; &amp; [.H$6] &amp; &quot;/&quot; &amp; [.H$10]" office:value-type="string" office:string-value="5BG 8/6" calcext:value-type="string">
            <text:p>5BG 8/6</text:p>
          </table:table-cell>
          <table:table-cell table:formula="of:=[.I$1] &amp; &quot; &quot; &amp; [.I$6] &amp; &quot;/&quot; &amp; [.I$10]" office:value-type="string" office:string-value="5B 8/8" calcext:value-type="string">
            <text:p>5B 8/8</text:p>
          </table:table-cell>
          <table:table-cell table:formula="of:=[.J$1] &amp; &quot; &quot; &amp; [.J$6] &amp; &quot;/&quot; &amp; [.J$10]" office:value-type="string" office:string-value="5PB 7/10" calcext:value-type="string">
            <text:p>5PB 7/10</text:p>
          </table:table-cell>
          <table:table-cell table:formula="of:=[.K$1] &amp; &quot; &quot; &amp; [.K$6] &amp; &quot;/&quot; &amp; [.K$10]" office:value-type="string" office:string-value="10PB 6/13" calcext:value-type="string">
            <text:p>10PB 6/13</text:p>
          </table:table-cell>
          <table:table-cell table:formula="of:=[.L$1] &amp; &quot; &quot; &amp; [.L$6] &amp; &quot;/&quot; &amp; [.L$10]" office:value-type="string" office:string-value="5P 7/13" calcext:value-type="string">
            <text:p>5P 7/13</text:p>
          </table:table-cell>
          <table:table-cell table:formula="of:=[.M$1] &amp; &quot; &quot; &amp; [.M$6] &amp; &quot;/&quot; &amp; [.M$10]" office:value-type="string" office:string-value="5RP 7/13" calcext:value-type="string">
            <text:p>5RP 7/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] &amp; &quot; &quot; &amp; [.B$2] &amp; &quot;/&quot; &amp; [.B$9]" office:value-type="string" office:string-value="5R 5/8" calcext:value-type="string">
            <text:p>5R 5/8</text:p>
          </table:table-cell>
          <table:table-cell table:formula="of:=[.C$1] &amp; &quot; &quot; &amp; [.C$2] &amp; &quot;/&quot; &amp; [.C$9]" office:value-type="string" office:string-value="5YR 6/6" calcext:value-type="string">
            <text:p>5YR 6/6</text:p>
          </table:table-cell>
          <table:table-cell table:formula="of:=[.D$1] &amp; &quot; &quot; &amp; [.D$2] &amp; &quot;/&quot; &amp; [.D$9]" office:value-type="string" office:string-value="5Y 7/5" calcext:value-type="string">
            <text:p>5Y 7/5</text:p>
          </table:table-cell>
          <table:table-cell table:formula="of:=[.E$1] &amp; &quot; &quot; &amp; [.E$2] &amp; &quot;/&quot; &amp; [.E$9]" office:value-type="string" office:string-value="10Y 7/5" calcext:value-type="string">
            <text:p>10Y 7/5</text:p>
          </table:table-cell>
          <table:table-cell table:formula="of:=[.F$1] &amp; &quot; &quot; &amp; [.F$2] &amp; &quot;/&quot; &amp; [.F$9]" office:value-type="string" office:string-value="5GY 7/5" calcext:value-type="string">
            <text:p>5GY 7/5</text:p>
          </table:table-cell>
          <table:table-cell table:formula="of:=[.G$1] &amp; &quot; &quot; &amp; [.G$2] &amp; &quot;/&quot; &amp; [.G$9]" office:value-type="string" office:string-value="5G 7/5" calcext:value-type="string">
            <text:p>5G 7/5</text:p>
          </table:table-cell>
          <table:table-cell table:formula="of:=[.H$1] &amp; &quot; &quot; &amp; [.H$2] &amp; &quot;/&quot; &amp; [.H$9]" office:value-type="string" office:string-value="5BG 7/5" calcext:value-type="string">
            <text:p>5BG 7/5</text:p>
          </table:table-cell>
          <table:table-cell table:formula="of:=[.I$1] &amp; &quot; &quot; &amp; [.I$2] &amp; &quot;/&quot; &amp; [.I$9]" office:value-type="string" office:string-value="5B 7/5" calcext:value-type="string">
            <text:p>5B 7/5</text:p>
          </table:table-cell>
          <table:table-cell table:formula="of:=[.J$1] &amp; &quot; &quot; &amp; [.J$2] &amp; &quot;/&quot; &amp; [.J$9]" office:value-type="string" office:string-value="5PB 5/7" calcext:value-type="string">
            <text:p>5PB 5/7</text:p>
          </table:table-cell>
          <table:table-cell table:formula="of:=[.K$1] &amp; &quot; &quot; &amp; [.K$2] &amp; &quot;/&quot; &amp; [.K$9]" office:value-type="string" office:string-value="10PB 3/8" calcext:value-type="string">
            <text:p>10PB 3/8</text:p>
          </table:table-cell>
          <table:table-cell table:formula="of:=[.L$1] &amp; &quot; &quot; &amp; [.L$2] &amp; &quot;/&quot; &amp; [.L$9]" office:value-type="string" office:string-value="5P 4/8" calcext:value-type="string">
            <text:p>5P 4/8</text:p>
          </table:table-cell>
          <table:table-cell table:formula="of:=[.M$1] &amp; &quot; &quot; &amp; [.M$2] &amp; &quot;/&quot; &amp; [.M$9]" office:value-type="string" office:string-value="5RP 5/8" calcext:value-type="string">
            <text:p>5RP 5/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] &amp; &quot; &quot; &amp; [.B$2] &amp; &quot;/&quot; &amp; [.B$10]" office:value-type="string" office:string-value="5R 5/13" calcext:value-type="string">
            <text:p>5R 5/13</text:p>
          </table:table-cell>
          <table:table-cell table:formula="of:=[.C$1] &amp; &quot; &quot; &amp; [.C$2] &amp; &quot;/&quot; &amp; [.C$10]" office:value-type="string" office:string-value="5YR 6/9" calcext:value-type="string">
            <text:p>5YR 6/9</text:p>
          </table:table-cell>
          <table:table-cell table:formula="of:=[.D$1] &amp; &quot; &quot; &amp; [.D$2] &amp; &quot;/&quot; &amp; [.D$10]" office:value-type="string" office:string-value="5Y 7/8" calcext:value-type="string">
            <text:p>5Y 7/8</text:p>
          </table:table-cell>
          <table:table-cell table:formula="of:=[.E$1] &amp; &quot; &quot; &amp; [.E$2] &amp; &quot;/&quot; &amp; [.E$10]" office:value-type="string" office:string-value="10Y 7/6" calcext:value-type="string">
            <text:p>10Y 7/6</text:p>
          </table:table-cell>
          <table:table-cell table:formula="of:=[.F$1] &amp; &quot; &quot; &amp; [.F$2] &amp; &quot;/&quot; &amp; [.F$10]" office:value-type="string" office:string-value="5GY 7/8" calcext:value-type="string">
            <text:p>5GY 7/8</text:p>
          </table:table-cell>
          <table:table-cell table:formula="of:=[.G$1] &amp; &quot; &quot; &amp; [.G$2] &amp; &quot;/&quot; &amp; [.G$10]" office:value-type="string" office:string-value="5G 7/8" calcext:value-type="string">
            <text:p>5G 7/8</text:p>
          </table:table-cell>
          <table:table-cell table:formula="of:=[.H$1] &amp; &quot; &quot; &amp; [.H$2] &amp; &quot;/&quot; &amp; [.H$10]" office:value-type="string" office:string-value="5BG 7/6" calcext:value-type="string">
            <text:p>5BG 7/6</text:p>
          </table:table-cell>
          <table:table-cell table:formula="of:=[.I$1] &amp; &quot; &quot; &amp; [.I$2] &amp; &quot;/&quot; &amp; [.I$10]" office:value-type="string" office:string-value="5B 7/8" calcext:value-type="string">
            <text:p>5B 7/8</text:p>
          </table:table-cell>
          <table:table-cell table:formula="of:=[.J$1] &amp; &quot; &quot; &amp; [.J$2] &amp; &quot;/&quot; &amp; [.J$10]" office:value-type="string" office:string-value="5PB 5/10" calcext:value-type="string">
            <text:p>5PB 5/10</text:p>
          </table:table-cell>
          <table:table-cell table:formula="of:=[.K$1] &amp; &quot; &quot; &amp; [.K$2] &amp; &quot;/&quot; &amp; [.K$10]" office:value-type="string" office:string-value="10PB 3/13" calcext:value-type="string">
            <text:p>10PB 3/13</text:p>
          </table:table-cell>
          <table:table-cell table:formula="of:=[.L$1] &amp; &quot; &quot; &amp; [.L$2] &amp; &quot;/&quot; &amp; [.L$10]" office:value-type="string" office:string-value="5P 4/13" calcext:value-type="string">
            <text:p>5P 4/13</text:p>
          </table:table-cell>
          <table:table-cell table:formula="of:=[.M$1] &amp; &quot; &quot; &amp; [.M$2] &amp; &quot;/&quot; &amp; [.M$10]" office:value-type="string" office:string-value="5RP 5/13" calcext:value-type="string">
            <text:p>5RP 5/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] &amp; &quot; &quot; &amp; [.B$2] &amp; &quot;/&quot; &amp; [.B$3]" office:value-type="string" office:string-value="5R 5/18" calcext:value-type="string">
            <text:p>5R 5/18</text:p>
          </table:table-cell>
          <table:table-cell table:formula="of:=[.C$1] &amp; &quot; &quot; &amp; [.C$2] &amp; &quot;/&quot; &amp; [.C$3]" office:value-type="string" office:string-value="5YR 6/12" calcext:value-type="string">
            <text:p>5YR 6/12</text:p>
          </table:table-cell>
          <table:table-cell table:formula="of:=[.D$1] &amp; &quot; &quot; &amp; [.D$2] &amp; &quot;/&quot; &amp; [.D$3]" office:value-type="string" office:string-value="5Y 7/10" calcext:value-type="string">
            <text:p>5Y 7/10</text:p>
          </table:table-cell>
          <table:table-cell table:formula="of:=[.E$1] &amp; &quot; &quot; &amp; [.E$2] &amp; &quot;/&quot; &amp; [.E$3]" office:value-type="string" office:string-value="10Y 7/8" calcext:value-type="string">
            <text:p>10Y 7/8</text:p>
          </table:table-cell>
          <table:table-cell table:formula="of:=[.F$1] &amp; &quot; &quot; &amp; [.F$2] &amp; &quot;/&quot; &amp; [.F$3]" office:value-type="string" office:string-value="5GY 7/10" calcext:value-type="string">
            <text:p>5GY 7/10</text:p>
          </table:table-cell>
          <table:table-cell table:formula="of:=[.G$1] &amp; &quot; &quot; &amp; [.G$2] &amp; &quot;/&quot; &amp; [.G$3]" office:value-type="string" office:string-value="5G 7/10" calcext:value-type="string">
            <text:p>5G 7/10</text:p>
          </table:table-cell>
          <table:table-cell table:formula="of:=[.H$1] &amp; &quot; &quot; &amp; [.H$2] &amp; &quot;/&quot; &amp; [.H$3]" office:value-type="string" office:string-value="5BG 7/8" calcext:value-type="string">
            <text:p>5BG 7/8</text:p>
          </table:table-cell>
          <table:table-cell table:formula="of:=[.I$1] &amp; &quot; &quot; &amp; [.I$2] &amp; &quot;/&quot; &amp; [.I$3]" office:value-type="string" office:string-value="5B 7/10" calcext:value-type="string">
            <text:p>5B 7/10</text:p>
          </table:table-cell>
          <table:table-cell table:formula="of:=[.J$1] &amp; &quot; &quot; &amp; [.J$2] &amp; &quot;/&quot; &amp; [.J$3]" office:value-type="string" office:string-value="5PB 5/14" calcext:value-type="string">
            <text:p>5PB 5/14</text:p>
          </table:table-cell>
          <table:table-cell table:formula="of:=[.K$1] &amp; &quot; &quot; &amp; [.K$2] &amp; &quot;/&quot; &amp; [.K$3]" office:value-type="string" office:string-value="10PB 3/18" calcext:value-type="string">
            <text:p>10PB 3/18</text:p>
          </table:table-cell>
          <table:table-cell table:formula="of:=[.L$1] &amp; &quot; &quot; &amp; [.L$2] &amp; &quot;/&quot; &amp; [.L$3]" office:value-type="string" office:string-value="5P 4/18" calcext:value-type="string">
            <text:p>5P 4/18</text:p>
          </table:table-cell>
          <table:table-cell table:formula="of:=[.M$1] &amp; &quot; &quot; &amp; [.M$2] &amp; &quot;/&quot; &amp; [.M$3]" office:value-type="string" office:string-value="5RP 5/18" calcext:value-type="string">
            <text:p>5RP 5/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] &amp; &quot; &quot; &amp; [.B$5] &amp; &quot;/&quot; &amp; [.B$9]" office:value-type="string" office:string-value="5R 3/8" calcext:value-type="string">
            <text:p>5R 3/8</text:p>
          </table:table-cell>
          <table:table-cell table:formula="of:=[.C$1] &amp; &quot; &quot; &amp; [.C$5] &amp; &quot;/&quot; &amp; [.C$9]" office:value-type="string" office:string-value="5YR 4/6" calcext:value-type="string">
            <text:p>5YR 4/6</text:p>
          </table:table-cell>
          <table:table-cell table:formula="of:=[.D$1] &amp; &quot; &quot; &amp; [.D$5] &amp; &quot;/&quot; &amp; [.D$9]" office:value-type="string" office:string-value="5Y 4/5" calcext:value-type="string">
            <text:p>5Y 4/5</text:p>
          </table:table-cell>
          <table:table-cell table:formula="of:=[.E$1] &amp; &quot; &quot; &amp; [.E$5] &amp; &quot;/&quot; &amp; [.E$9]" office:value-type="string" office:string-value="10Y 4/5" calcext:value-type="string">
            <text:p>10Y 4/5</text:p>
          </table:table-cell>
          <table:table-cell table:formula="of:=[.F$1] &amp; &quot; &quot; &amp; [.F$5] &amp; &quot;/&quot; &amp; [.F$9]" office:value-type="string" office:string-value="5GY 4/5" calcext:value-type="string">
            <text:p>5GY 4/5</text:p>
          </table:table-cell>
          <table:table-cell table:formula="of:=[.G$1] &amp; &quot; &quot; &amp; [.G$5] &amp; &quot;/&quot; &amp; [.G$9]" office:value-type="string" office:string-value="5G 4/5" calcext:value-type="string">
            <text:p>5G 4/5</text:p>
          </table:table-cell>
          <table:table-cell table:formula="of:=[.H$1] &amp; &quot; &quot; &amp; [.H$5] &amp; &quot;/&quot; &amp; [.H$9]" office:value-type="string" office:string-value="5BG 4/5" calcext:value-type="string">
            <text:p>5BG 4/5</text:p>
          </table:table-cell>
          <table:table-cell table:formula="of:=[.I$1] &amp; &quot; &quot; &amp; [.I$5] &amp; &quot;/&quot; &amp; [.I$9]" office:value-type="string" office:string-value="5B 4/5" calcext:value-type="string">
            <text:p>5B 4/5</text:p>
          </table:table-cell>
          <table:table-cell table:formula="of:=[.J$1] &amp; &quot; &quot; &amp; [.J$5] &amp; &quot;/&quot; &amp; [.J$9]" office:value-type="string" office:string-value="5PB 3/7" calcext:value-type="string">
            <text:p>5PB 3/7</text:p>
          </table:table-cell>
          <table:table-cell table:formula="of:=[.K$1] &amp; &quot; &quot; &amp; [.K$5] &amp; &quot;/&quot; &amp; [.K$9]" office:value-type="string" office:string-value="10PB 2/8" calcext:value-type="string">
            <text:p>10PB 2/8</text:p>
          </table:table-cell>
          <table:table-cell table:formula="of:=[.L$1] &amp; &quot; &quot; &amp; [.L$5] &amp; &quot;/&quot; &amp; [.L$9]" office:value-type="string" office:string-value="5P 3/8" calcext:value-type="string">
            <text:p>5P 3/8</text:p>
          </table:table-cell>
          <table:table-cell table:formula="of:=[.M$1] &amp; &quot; &quot; &amp; [.M$5] &amp; &quot;/&quot; &amp; [.M$9]" office:value-type="string" office:string-value="5RP 3/8" calcext:value-type="string">
            <text:p>5RP 3/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] &amp; &quot; &quot; &amp; [.B$5] &amp; &quot;/&quot; &amp; [.B$10]" office:value-type="string" office:string-value="5R 3/13" calcext:value-type="string">
            <text:p>5R 3/13</text:p>
          </table:table-cell>
          <table:table-cell table:formula="of:=[.C$1] &amp; &quot; &quot; &amp; [.C$5] &amp; &quot;/&quot; &amp; [.C$10]" office:value-type="string" office:string-value="5YR 4/9" calcext:value-type="string">
            <text:p>5YR 4/9</text:p>
          </table:table-cell>
          <table:table-cell table:formula="of:=[.D$1] &amp; &quot; &quot; &amp; [.D$5] &amp; &quot;/&quot; &amp; [.D$10]" office:value-type="string" office:string-value="5Y 4/8" calcext:value-type="string">
            <text:p>5Y 4/8</text:p>
          </table:table-cell>
          <table:table-cell table:formula="of:=[.E$1] &amp; &quot; &quot; &amp; [.E$5] &amp; &quot;/&quot; &amp; [.E$10]" office:value-type="string" office:string-value="10Y 4/6" calcext:value-type="string">
            <text:p>10Y 4/6</text:p>
          </table:table-cell>
          <table:table-cell table:formula="of:=[.F$1] &amp; &quot; &quot; &amp; [.F$5] &amp; &quot;/&quot; &amp; [.F$10]" office:value-type="string" office:string-value="5GY 4/8" calcext:value-type="string">
            <text:p>5GY 4/8</text:p>
          </table:table-cell>
          <table:table-cell table:formula="of:=[.G$1] &amp; &quot; &quot; &amp; [.G$5] &amp; &quot;/&quot; &amp; [.G$10]" office:value-type="string" office:string-value="5G 4/8" calcext:value-type="string">
            <text:p>5G 4/8</text:p>
          </table:table-cell>
          <table:table-cell table:formula="of:=[.H$1] &amp; &quot; &quot; &amp; [.H$5] &amp; &quot;/&quot; &amp; [.H$10]" office:value-type="string" office:string-value="5BG 4/6" calcext:value-type="string">
            <text:p>5BG 4/6</text:p>
          </table:table-cell>
          <table:table-cell table:formula="of:=[.I$1] &amp; &quot; &quot; &amp; [.I$5] &amp; &quot;/&quot; &amp; [.I$10]" office:value-type="string" office:string-value="5B 4/8" calcext:value-type="string">
            <text:p>5B 4/8</text:p>
          </table:table-cell>
          <table:table-cell table:formula="of:=[.J$1] &amp; &quot; &quot; &amp; [.J$5] &amp; &quot;/&quot; &amp; [.J$10]" office:value-type="string" office:string-value="5PB 3/10" calcext:value-type="string">
            <text:p>5PB 3/10</text:p>
          </table:table-cell>
          <table:table-cell table:formula="of:=[.K$1] &amp; &quot; &quot; &amp; [.K$5] &amp; &quot;/&quot; &amp; [.K$10]" office:value-type="string" office:string-value="10PB 2/13" calcext:value-type="string">
            <text:p>10PB 2/13</text:p>
          </table:table-cell>
          <table:table-cell table:formula="of:=[.L$1] &amp; &quot; &quot; &amp; [.L$5] &amp; &quot;/&quot; &amp; [.L$10]" office:value-type="string" office:string-value="5P 3/13" calcext:value-type="string">
            <text:p>5P 3/13</text:p>
          </table:table-cell>
          <table:table-cell table:formula="of:=[.M$1] &amp; &quot; &quot; &amp; [.M$5] &amp; &quot;/&quot; &amp; [.M$10]" office:value-type="string" office:string-value="5RP 3/13" calcext:value-type="string">
            <text:p>5RP 3/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] &amp; &quot; 2/3&quot;" office:value-type="string" office:string-value="5R 2/3" calcext:value-type="string">
            <text:p>5R 2/3</text:p>
          </table:table-cell>
          <table:table-cell table:formula="of:=[.C$1] &amp; &quot; 2/3&quot;" office:value-type="string" office:string-value="5YR 2/3" calcext:value-type="string">
            <text:p>5YR 2/3</text:p>
          </table:table-cell>
          <table:table-cell table:formula="of:=[.D$1] &amp; &quot; 2/3&quot;" office:value-type="string" office:string-value="5Y 2/3" calcext:value-type="string">
            <text:p>5Y 2/3</text:p>
          </table:table-cell>
          <table:table-cell table:formula="of:=[.E$1] &amp; &quot; 2/3&quot;" office:value-type="string" office:string-value="10Y 2/3" calcext:value-type="string">
            <text:p>10Y 2/3</text:p>
          </table:table-cell>
          <table:table-cell table:formula="of:=[.F$1] &amp; &quot; 2/3&quot;" office:value-type="string" office:string-value="5GY 2/3" calcext:value-type="string">
            <text:p>5GY 2/3</text:p>
          </table:table-cell>
          <table:table-cell table:formula="of:=[.G$1] &amp; &quot; 2/3&quot;" office:value-type="string" office:string-value="5G 2/3" calcext:value-type="string">
            <text:p>5G 2/3</text:p>
          </table:table-cell>
          <table:table-cell table:formula="of:=[.H$1] &amp; &quot; 2/3&quot;" office:value-type="string" office:string-value="5BG 2/3" calcext:value-type="string">
            <text:p>5BG 2/3</text:p>
          </table:table-cell>
          <table:table-cell table:formula="of:=[.I$1] &amp; &quot; 2/3&quot;" office:value-type="string" office:string-value="5B 2/3" calcext:value-type="string">
            <text:p>5B 2/3</text:p>
          </table:table-cell>
          <table:table-cell table:formula="of:=[.J$1] &amp; &quot; 2/3&quot;" office:value-type="string" office:string-value="5PB 2/3" calcext:value-type="string">
            <text:p>5PB 2/3</text:p>
          </table:table-cell>
          <table:table-cell table:formula="of:=[.K$1] &amp; &quot; 2/3&quot;" office:value-type="string" office:string-value="10PB 2/3" calcext:value-type="string">
            <text:p>10PB 2/3</text:p>
          </table:table-cell>
          <table:table-cell table:formula="of:=[.L$1] &amp; &quot; 2/3&quot;" office:value-type="string" office:string-value="5P 2/3" calcext:value-type="string">
            <text:p>5P 2/3</text:p>
          </table:table-cell>
          <table:table-cell table:formula="of:=[.M$1] &amp; &quot; 2/3&quot;" office:value-type="string" office:string-value="5RP 2/3" calcext:value-type="string">
            <text:p>5RP 2/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→テキストエディタに貼りつけてタブを改行に変換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3:Sheet1.M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00/00/00</text:date>, <text:time style:data-style-name="N2" text:time-value="12:29:17.79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0T23:44:51.98</meta:creation-date>
    <dc:date>2014-12-07T12:39:13.346000000</dc:date>
    <meta:editing-duration>PT2H44M52S</meta:editing-duration>
    <meta:editing-cycles>21</meta:editing-cycles>
    <meta:generator>LibreOffice/4.3.0.4$Windows_x86 LibreOffice_project/62ad5818884a2fc2e5780dd45466868d41009ec0</meta:generator>
    <meta:document-statistic meta:table-count="1" meta:cell-count="236" meta:object-count="0"/>
  </office:meta>
</office:document-meta>
</file>